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2fd825"/>
    </style:style>
    <style:style style:name="T1" style:family="text">
      <style:text-properties officeooo:rsid="002ee1fb"/>
    </style:style>
    <style:style style:name="T2" style:family="text">
      <style:text-properties officeooo:rsid="003287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emplate !</text:p>
      <text:p text:style-name="Standard"/>
      <text:p text:style-name="Standard">Bonjour {{ object.name }}</text:p>
      <text:p text:style-name="Standard"/>
      <text:p text:style-name="P1">{% image_loader <text:span text:style-name="T1">image</text:span> <text:span text:style-name="T2">max_width="500pt" max_height="500pt" </text:span>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0:22:39.888936161</meta:creation-date>
    <dc:date>2019-11-13T13:37:27.671323482</dc:date>
    <meta:editing-duration>PT9M46S</meta:editing-duration>
    <meta:editing-cycles>18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12" meta:character-count="96" meta:non-whitespace-character-count="87"/>
  </office:meta>
</office:document-meta>
</file>